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9" style:family="paragraph" style:parent-style-name="Standard">
      <style:text-properties fo:font-size="14pt" fo:language="fr" fo:country="FR" officeooo:paragraph-rsid="002ff189" style:font-size-asian="14pt"/>
    </style:style>
    <style:style style:name="P10" style:family="paragraph" style:parent-style-name="Standard">
      <style:text-properties fo:font-size="14pt" fo:language="en" fo:country="US" style:font-size-asian="14pt"/>
    </style:style>
    <style:style style:name="P11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2" style:family="paragraph" style:parent-style-name="Standard">
      <style:text-properties officeooo:paragraph-rsid="00280a7d"/>
    </style:style>
    <style:style style:name="P13" style:family="paragraph" style:parent-style-name="Standard">
      <style:text-properties officeooo:paragraph-rsid="002ff189"/>
    </style:style>
    <style:style style:name="P14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34e3da"/>
    </style:style>
    <style:style style:name="P16" style:family="paragraph" style:parent-style-name="Standard">
      <loext:graphic-properties draw:fill="solid" draw:fill-color="#9cc2e5"/>
      <style:paragraph-properties fo:break-before="page" fo:background-color="#9cc2e5"/>
    </style:style>
    <style:style style:name="P17" style:family="paragraph" style:parent-style-name="List_20_Paragraph" style:list-style-name="WWNum1">
      <style:text-properties officeooo:paragraph-rsid="0041704f"/>
    </style:style>
    <style:style style:name="P18" style:family="paragraph" style:parent-style-name="List_20_Paragraph" style:list-style-name="WWNum1">
      <style:text-properties officeooo:paragraph-rsid="0045a478"/>
    </style:style>
    <style:style style:name="P19" style:family="paragraph" style:parent-style-name="List_20_Paragraph" style:list-style-name="WWNum1">
      <style:text-properties fo:font-size="14pt" fo:language="fr" fo:country="FR" officeooo:rsid="0022437f" officeooo:paragraph-rsid="0040cf8a" style:font-size-asian="14pt"/>
    </style:style>
    <style:style style:name="P20" style:family="paragraph" style:parent-style-name="List_20_Paragraph" style:list-style-name="WWNum1">
      <style:text-properties fo:font-size="14pt" fo:language="fr" fo:country="FR" officeooo:rsid="00280a7d" officeooo:paragraph-rsid="0041557a" style:font-size-asian="14pt"/>
    </style:style>
    <style:style style:name="P21" style:family="paragraph" style:parent-style-name="List_20_Paragraph" style:list-style-name="WWNum1">
      <style:text-properties fo:font-size="14pt" fo:language="fr" fo:country="FR" officeooo:rsid="002970a3" officeooo:paragraph-rsid="0041557a" style:font-size-asian="14pt"/>
    </style:style>
    <style:style style:name="P22" style:family="paragraph" style:parent-style-name="List_20_Paragraph" style:list-style-name="WWNum1">
      <style:text-properties fo:font-size="14pt" fo:language="fr" fo:country="FR" officeooo:rsid="002970a3" officeooo:paragraph-rsid="00420347" style:font-size-asian="14pt"/>
    </style:style>
    <style:style style:name="P23" style:family="paragraph" style:parent-style-name="List_20_Paragraph" style:list-style-name="WWNum1">
      <style:text-properties fo:font-size="14pt" fo:language="fr" fo:country="FR" officeooo:paragraph-rsid="0041704f" style:font-size-asian="14pt"/>
    </style:style>
    <style:style style:name="P24" style:family="paragraph" style:parent-style-name="List_20_Paragraph" style:list-style-name="WWNum1">
      <style:text-properties fo:font-size="14pt" fo:language="fr" fo:country="FR" officeooo:paragraph-rsid="00420347" style:font-size-asian="14pt"/>
    </style:style>
    <style:style style:name="P25" style:family="paragraph" style:parent-style-name="List_20_Paragraph" style:list-style-name="WWNum1">
      <style:text-properties fo:font-size="14pt" fo:language="fr" fo:country="FR" officeooo:paragraph-rsid="004688d0" style:font-size-asian="14pt"/>
    </style:style>
    <style:style style:name="P26" style:family="paragraph" style:parent-style-name="List_20_Paragraph" style:list-style-name="WWNum1">
      <style:text-properties fo:font-size="14pt" fo:language="fr" fo:country="FR" officeooo:paragraph-rsid="0046ee77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1557a" officeooo:paragraph-rsid="0041557a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1704f" officeooo:paragraph-rsid="0041704f" style:font-size-asian="14pt"/>
    </style:style>
    <style:style style:name="P29" style:family="paragraph" style:parent-style-name="List_20_Paragraph" style:list-style-name="WWNum1">
      <style:text-properties fo:font-size="14pt" fo:language="fr" fo:country="FR" officeooo:rsid="0041704f" officeooo:paragraph-rsid="0043b33f" style:font-size-asian="14pt"/>
    </style:style>
    <style:style style:name="P30" style:family="paragraph" style:parent-style-name="List_20_Paragraph" style:list-style-name="WWNum1">
      <style:text-properties fo:font-size="14pt" fo:language="fr" fo:country="FR" officeooo:rsid="0045a478" officeooo:paragraph-rsid="0045a478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46ee77" officeooo:paragraph-rsid="0046ee77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6ef5a" officeooo:paragraph-rsid="0046ef5a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90587" officeooo:paragraph-rsid="00490587" style:font-size-asian="14pt"/>
    </style:style>
    <style:style style:name="P34" style:family="paragraph" style:parent-style-name="List_20_Paragraph" style:list-style-name="WWNum1">
      <style:text-properties officeooo:rsid="002970a3" officeooo:paragraph-rsid="0041557a"/>
    </style:style>
    <style:style style:name="P35" style:family="paragraph" style:parent-style-name="List_20_Paragraph" style:list-style-name="WWNum1">
      <style:text-properties officeooo:rsid="002970a3" officeooo:paragraph-rsid="00420347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37" style:family="paragraph" style:parent-style-name="Standard">
      <style:text-properties fo:font-size="14pt" fo:language="fr" fo:country="FR" officeooo:paragraph-rsid="0040cf8a" style:font-size-asian="14pt"/>
    </style:style>
    <style:style style:name="P38" style:family="paragraph" style:parent-style-name="Standard">
      <style:text-properties fo:font-size="14pt" fo:language="fr" fo:country="FR" officeooo:paragraph-rsid="0041557a" style:font-size-asian="14pt"/>
    </style:style>
    <style:style style:name="P39" style:family="paragraph" style:parent-style-name="Standard">
      <style:text-properties fo:font-size="14pt" fo:language="fr" fo:country="FR" officeooo:rsid="002b5a5b" officeooo:paragraph-rsid="0045a478" style:font-size-asian="14pt"/>
    </style:style>
    <style:style style:name="P40" style:family="paragraph" style:parent-style-name="Standard">
      <style:text-properties fo:font-size="14pt" fo:language="fr" fo:country="FR" officeooo:paragraph-rsid="002ff189" style:font-size-asian="14pt"/>
    </style:style>
    <style:style style:name="P41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42" style:family="paragraph" style:parent-style-name="Standard">
      <style:text-properties fo:font-size="14pt" fo:language="en" fo:country="US" officeooo:rsid="002b5a5b" officeooo:paragraph-rsid="00420347" style:font-size-asian="14pt"/>
    </style:style>
    <style:style style:name="P43" style:family="paragraph" style:parent-style-name="Standard">
      <loext:graphic-properties draw:fill="solid" draw:fill-color="#9cc2e5"/>
      <style:paragraph-properties fo:background-color="#9cc2e5"/>
      <style:text-properties officeooo:paragraph-rsid="0041557a"/>
    </style:style>
    <style:style style:name="P44" style:family="paragraph" style:parent-style-name="Standard">
      <style:text-properties officeooo:paragraph-rsid="002ff189"/>
    </style:style>
    <style:style style:name="P45" style:family="paragraph" style:parent-style-name="Standard">
      <style:text-properties officeooo:paragraph-rsid="0041704f"/>
    </style:style>
    <style:style style:name="P46" style:family="paragraph" style:parent-style-name="Standard">
      <style:text-properties officeooo:paragraph-rsid="00420347"/>
    </style:style>
    <style:style style:name="P47" style:family="paragraph" style:parent-style-name="Standard">
      <loext:graphic-properties draw:fill="solid" draw:fill-color="#9cc2e5"/>
      <style:paragraph-properties fo:background-color="#9cc2e5"/>
      <style:text-properties officeooo:paragraph-rsid="00420347"/>
    </style:style>
    <style:style style:name="P48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0347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0347" style:font-size-asian="14pt" style:font-weight-asian="bold"/>
    </style:style>
    <style:style style:name="T6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7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11" style:family="text">
      <style:text-properties fo:font-size="14pt" fo:language="fr" fo:country="FR" style:font-size-asian="14pt"/>
    </style:style>
    <style:style style:name="T12" style:family="text">
      <style:text-properties fo:font-size="14pt" fo:language="fr" fo:country="FR" officeooo:rsid="00280a7d" style:font-size-asian="14pt"/>
    </style:style>
    <style:style style:name="T13" style:family="text">
      <style:text-properties fo:font-size="14pt" fo:language="fr" fo:country="FR" officeooo:rsid="002b5a5b" style:font-size-asian="14pt"/>
    </style:style>
    <style:style style:name="T14" style:family="text">
      <style:text-properties fo:font-size="14pt" fo:language="fr" fo:country="FR" officeooo:rsid="002ff189" style:font-size-asian="14pt"/>
    </style:style>
    <style:style style:name="T15" style:family="text">
      <style:text-properties fo:font-size="14pt" fo:language="fr" fo:country="FR" officeooo:rsid="0041557a" style:font-size-asian="14pt"/>
    </style:style>
    <style:style style:name="T16" style:family="text">
      <style:text-properties fo:font-size="14pt" fo:language="fr" fo:country="FR" officeooo:rsid="0041704f" style:font-size-asian="14pt"/>
    </style:style>
    <style:style style:name="T17" style:family="text">
      <style:text-properties fo:font-size="14pt" fo:language="fr" fo:country="FR" officeooo:rsid="0045a478" style:font-size-asian="14pt"/>
    </style:style>
    <style:style style:name="T18" style:family="text">
      <style:text-properties fo:font-size="14pt" fo:language="fr" fo:country="FR" officeooo:rsid="004688d0" style:font-size-asian="14pt"/>
    </style:style>
    <style:style style:name="T19" style:family="text">
      <style:text-properties fo:font-size="14pt" fo:language="en" fo:country="US" officeooo:rsid="002b5a5b" style:font-size-asian="14pt"/>
    </style:style>
    <style:style style:name="T20" style:family="text">
      <style:text-properties fo:font-size="14pt" fo:language="en" fo:country="US" officeooo:rsid="002ff189" style:font-size-asian="14pt"/>
    </style:style>
    <style:style style:name="T21" style:family="text">
      <style:text-properties fo:font-size="14pt" fo:language="en" fo:country="US" officeooo:rsid="003058d8" style:font-size-asian="14pt"/>
    </style:style>
    <style:style style:name="T22" style:family="text">
      <style:text-properties fo:font-size="14pt" fo:language="en" fo:country="US" officeooo:rsid="0041704f" style:font-size-asian="14pt"/>
    </style:style>
    <style:style style:name="T23" style:family="text">
      <style:text-properties fo:font-size="14pt" fo:language="en" fo:country="US" officeooo:rsid="0043b33f" style:font-size-asian="14pt"/>
    </style:style>
    <style:style style:name="T24" style:family="text">
      <style:text-properties fo:font-size="14pt" fo:language="en" fo:country="US" officeooo:rsid="0045a478" style:font-size-asian="14pt"/>
    </style:style>
    <style:style style:name="T25" style:family="text">
      <style:text-properties fo:font-size="14pt" fo:language="en" fo:country="US" officeooo:rsid="004688d0" style:font-size-asian="14pt"/>
    </style:style>
    <style:style style:name="T26" style:family="text">
      <style:text-properties fo:font-size="14pt" fo:language="en" fo:country="US" officeooo:rsid="0046ee77" style:font-size-asian="14pt"/>
    </style:style>
    <style:style style:name="T27" style:family="text">
      <style:text-properties fo:font-size="14pt" fo:language="en" fo:country="US" officeooo:rsid="00490587" style:font-size-asian="14pt"/>
    </style:style>
    <style:style style:name="T28" style:family="text">
      <style:text-properties officeooo:rsid="0040cf8a"/>
    </style:style>
    <style:style style:name="T29" style:family="text">
      <style:text-properties officeooo:rsid="0041557a"/>
    </style:style>
    <style:style style:name="T30" style:family="text">
      <style:text-properties officeooo:rsid="00439f98"/>
    </style:style>
    <style:style style:name="T31" style:family="text">
      <style:text-properties officeooo:rsid="0043b33f"/>
    </style:style>
    <style:style style:name="T32" style:family="text">
      <style:text-properties officeooo:rsid="0045a478"/>
    </style:style>
    <style:style style:name="T33" style:family="text">
      <style:text-properties officeooo:rsid="002b5a5b"/>
    </style:style>
    <style:style style:name="T34" style:family="text">
      <style:text-properties officeooo:rsid="00490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Deep learning par la pratique</text:span><text:span text:style-name="T1"> »</text:span></text:p>
      <text:p text:style-name="P4"/>
      <text:p text:style-name="P5"/>
      <text:p text:style-name="P16"><text:span text:style-name="T3">Question N°1</text:span><text:span text:style-name="T6"> (</text:span><text:span text:style-name="T7">R</text:span><text:span text:style-name="T9">éseau de Neurones</text:span><text:span text:style-name="T6">)</text:span></text:p>
      <text:p text:style-name="P37">Soit des données en dimension 10 et un sortie en dimension 5. On veut</text:p>
      <text:p text:style-name="P37">apprendre un réseau de neurones sans couche cachée. Combien de</text:p>
      <text:p text:style-name="P37">paramètres devont nous apprendre par descente de gradient ?</text:p>
      <text:list xml:id="list1704281464" text:style-name="WWNum1">
        <text:list-item>
          <text:p text:style-name="P19">1<text:span text:style-name="T28">5</text:span></text:p>
        </text:list-item>
        <text:list-item>
          <text:p text:style-name="P19">4<text:span text:style-name="T28">2</text:span></text:p>
        </text:list-item>
        <text:list-item>
          <text:p text:style-name="P19">5<text:span text:style-name="T28">0</text:span></text:p>
        </text:list-item>
        <text:list-item>
          <text:p text:style-name="P19">5<text:span text:style-name="T28">5</text:span></text:p>
        </text:list-item>
      </text:list>
      <text:p text:style-name="P7"/>
      <text:p text:style-name="P7"/>
      <text:p text:style-name="P43"><text:span text:style-name="T3">Question N°</text:span><text:span text:style-name="T4">2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37">On veut maintenant utiliser un réseau avec 3 couches cachées de taille</text:p>
      <text:p text:style-name="P37">20. Combien a-t-on maintenant de paramètres ? </text:p>
      <text:list xml:id="list145445555794888" text:continue-numbering="true" text:style-name="WWNum1">
        <text:list-item>
          <text:p text:style-name="P20">8<text:span text:style-name="T29">60</text:span></text:p>
        </text:list-item>
        <text:list-item>
          <text:p text:style-name="P27">920</text:p>
        </text:list-item>
        <text:list-item>
          <text:p text:style-name="P20">9<text:span text:style-name="T28">60</text:span></text:p>
        </text:list-item>
        <text:list-item>
          <text:p text:style-name="P20">1<text:span text:style-name="T28">025</text:span></text:p>
        </text:list-item>
      </text:list>
      <text:p text:style-name="P12"><text:span text:style-name="T12"/></text:p>
      <text:p text:style-name="P10"/>
      <text:p text:style-name="P43"><text:span text:style-name="T3">Question N°</text:span><text:span text:style-name="T4">3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38">Dans un réseau profond et non-récurrent, la fonction d’activation adaptée</text:p>
      <text:p text:style-name="P38">à une couche cachée dans un problème de classification est la fonction : </text:p>
      <text:list xml:id="list145445991749444" text:continue-numbering="true" text:style-name="WWNum1">
        <text:list-item>
          <text:p text:style-name="P21"><text:span text:style-name="T29">S</text:span>igmoïde</text:p>
        </text:list-item>
        <text:list-item>
          <text:p text:style-name="P21">Tangente hyperbolique</text:p>
        </text:list-item>
        <text:list-item>
          <text:p text:style-name="P21">Rectified Linear Unit</text:p>
        </text:list-item>
        <text:list-item>
          <text:p text:style-name="P34"><text:span text:style-name="T11">Softmax</text:span></text:p>
        </text:list-item>
      </text:list>
      <text:p text:style-name="Standard"><text:span text:style-name="T15"/></text:p>
      <text:p text:style-name="P48"><text:span text:style-name="T3">Question N°</text:span><text:span text:style-name="T4">4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45"><text:span text:style-name="T13">C</text:span><text:span text:style-name="T16">ombien de paramètres sont appris durant </text:span><text:span text:style-name="T13">l’optimisation </text:span><text:span text:style-name="T16">dans une </text:span><text:span text:style-name="T13">couche de dropout ?</text:span></text:p>
      <text:list xml:id="list145444319831950" text:continue-numbering="true" text:style-name="WWNum1">
        <text:list-item>
          <text:p text:style-name="P29">Z<text:span text:style-name="T31">éro</text:span></text:p>
        </text:list-item>
        <text:list-item>
          <text:p text:style-name="P28">autant que de dimensions en entrée</text:p>
        </text:list-item>
        <text:list-item>
          <text:p text:style-name="P17"><text:span text:style-name="T16">autant que de dimensions en sortie</text:span></text:p>
        </text:list-item>
        <text:list-item>
          <text:p text:style-name="P28">(dimensions en entrée) * (dimensions en sortie)</text:p>
        </text:list-item>
      </text:list>
      <text:p text:style-name="P13"><text:span text:style-name="T22"/></text:p>
      <text:p text:style-name="P11"/>
      <text:p text:style-name="P15"><text:span text:style-name="T3">Question N°</text:span><text:span text:style-name="T5">5</text:span><text:span text:style-name="T3"> </text:span><text:span text:style-name="T6">(</text:span><text:span text:style-name="T8">R</text:span><text:span text:style-name="T10">éseaux de convolutions</text:span><text:span text:style-name="T6">)</text:span><text:span text:style-name="T3"> </text:span></text:p>
      <text:p text:style-name="P39">T<text:span text:style-name="T32">rouvez la ou les assertion(s) fausse(s) :</text:span></text:p>
      <text:list xml:id="list145445169939463" text:continue-numbering="true" text:style-name="WWNum1">
        <text:list-item>
          <text:p text:style-name="P18"><text:span text:style-name="T17">Dans un réseau de convolution, on alterne nécessairement des successions de couches de convolution puis de pooling</text:span></text:p>
        </text:list-item>
        <text:list-item>
          <text:p text:style-name="P23">Les réseaux de convolutions sont directement inspirés de ce qui se passe</text:p>
          <text:p text:style-name="P23">dans le cortex visuel</text:p>
        </text:list-item>
        <text:list-item>
          <text:p text:style-name="P30">Les réseaux de convolutions permettent d’utiliser les dépendances spatiales entre les pixels d’une image</text:p>
        </text:list-item>
        <text:list-item>
          <text:p text:style-name="P30">Les étapes de pooling ont un double intérêt de régularisation et de diminution du nombre de paramètres</text:p>
        </text:list-item>
      </text:list>
      <text:p text:style-name="P13"><text:span text:style-name="T22"/></text:p>
      <text:p text:style-name="P11"/>
      <text:p text:style-name="P47"><text:span text:style-name="T3">Question N°</text:span><text:span text:style-name="T5">6</text:span><text:span text:style-name="T3"> </text:span><text:span text:style-name="T6">(</text:span><text:span text:style-name="T10">Réseaux de convolutions</text:span><text:span text:style-name="T6">)</text:span><text:span text:style-name="T3"> </text:span></text:p>
      <text:p text:style-name="P9">On effectue un convolution 5x5 <text:span text:style-name="T30">sans padding </text:span>sur une image de dimension 160x90.</text:p>
      <text:p text:style-name="P9">Quelle est la taille de l’image obtenue :</text:p>
      <text:list xml:id="list145444614101937" text:continue-numbering="true" text:style-name="WWNum1">
        <text:list-item>
          <text:p text:style-name="P24">190x60</text:p>
        </text:list-item>
        <text:list-item>
          <text:p text:style-name="P24">160x90</text:p>
        </text:list-item>
        <text:list-item>
          <text:p text:style-name="P24">158x88</text:p>
        </text:list-item>
        <text:list-item>
          <text:p text:style-name="P24">156x86</text:p>
        </text:list-item>
      </text:list>
      <text:p text:style-name="P13"><text:span text:style-name="T23"/></text:p>
      <text:p text:style-name="P48"><text:span text:style-name="T3">Question N°</text:span><text:span text:style-name="T5">7</text:span><text:span text:style-name="T4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46"><text:span text:style-name="T13">D</text:span><text:span text:style-name="T16">ans un réseau récurrent profond, quelle fonction d’activation est adaptée pour la partie récurrente du réseau ?</text:span></text:p>
      <text:list xml:id="list145445234406044" text:continue-numbering="true" text:style-name="WWNum1">
        <text:list-item>
          <text:p text:style-name="P22"><text:span text:style-name="T29">S</text:span>igmoïde</text:p>
        </text:list-item>
        <text:list-item>
          <text:p text:style-name="P22">Tangente hyperbolique</text:p>
        </text:list-item>
        <text:list-item>
          <text:p text:style-name="P22">Rectified Linear Unit</text:p>
        </text:list-item>
        <text:list-item>
          <text:p text:style-name="P35"><text:span text:style-name="T11">Softmax</text:span></text:p>
        </text:list-item>
      </text:list>
      <text:p text:style-name="P46"><text:span text:style-name="T16"/></text:p>
      <text:p text:style-name="P42"/>
      <text:p text:style-name="P47"><text:span text:style-name="T3">Question N°</text:span><text:span text:style-name="T4">8</text:span><text:span text:style-name="T3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13"><text:span text:style-name="T13">Quel s</text:span><text:span text:style-name="T18">ont les </text:span><text:span text:style-name="T13">intêret</text:span><text:span text:style-name="T18">s </text:span><text:span text:style-name="T13">des gates dans le</text:span><text:span text:style-name="T18">s</text:span><text:span text:style-name="T13"> LSTM par rapport aux</text:span></text:p>
      <text:p text:style-name="P8">RNN ?</text:p>
      <text:list xml:id="list145445039975643" text:continue-numbering="true" text:style-name="WWNum1">
        <text:list-item>
          <text:p text:style-name="P25">Une plus grande versatilité</text:p>
        </text:list-item>
        <text:list-item>
          <text:p text:style-name="P25">Meilleure robustesse au données bruitées</text:p>
        </text:list-item>
        <text:list-item>
          <text:p text:style-name="P25">Les gradients ne disparaissent plus dans les séquences (raisonnablement) longues</text:p>
        </text:list-item>
        <text:list-item>
          <text:p text:style-name="P25">Une meilleure “mémoire” du modèle dans les séquences longues</text:p>
        </text:list-item>
      </text:list>
      <text:p text:style-name="P13"><text:span text:style-name="T25"/></text:p>
      <text:p text:style-name="P11"/>
      <text:p text:style-name="P14"><text:span text:style-name="T3">Question N°</text:span><text:span text:style-name="T4">9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9"><text:span text:style-name="T33">Quelle affirmation sur les auto-encodeurs est fausse ?</text:span></text:p>
      <text:list xml:id="list145445846988095" text:continue-numbering="true" text:style-name="WWNum1">
        <text:list-item>
          <text:p text:style-name="P31">C’est utilisé uniquement pour compresser de l’information</text:p>
        </text:list-item>
        <text:list-item>
          <text:p text:style-name="P26">Leur apprentissage est non-supervisé</text:p>
        </text:list-item>
        <text:list-item>
          <text:p text:style-name="P26">La taille du code doit toujours être inférieure à la taille de l’entrée</text:p>
        </text:list-item>
        <text:list-item>
          <text:p text:style-name="P32">Les word embeddings sont une sorte d’autoencodage de mots</text:p>
        </text:list-item>
      </text:list>
      <text:p text:style-name="P13"><text:span text:style-name="T26"/></text:p>
      <text:p text:style-name="P13"><text:span text:style-name="T21"/></text:p>
      <text:p text:style-name="P48"><text:span text:style-name="T3">Question N°1</text:span><text:span text:style-name="T4">0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8">Quels <text:span text:style-name="T34">type(s) d’autoencodeur(s), une fois appris, est considéré comme un modèle générateur ?</text:span></text:p>
      <text:list xml:id="list145444124470708" text:continue-numbering="true" text:style-name="WWNum1">
        <text:list-item>
          <text:p text:style-name="P33">Stacked-Autoencodeur</text:p>
        </text:list-item>
        <text:list-item>
          <text:p text:style-name="P33">Autoencodeur-débruiteurs</text:p>
        </text:list-item>
        <text:list-item>
          <text:p text:style-name="P33">Autoencodeur Variationel </text:p>
        </text:list-item>
        <text:list-item>
          <text:p text:style-name="P33">Autoencoder de séquence (type seq2seq)</text:p>
        </text:list-item>
      </text:list>
      <text:p text:style-name="P13"><text:span text:style-name="T21"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7</meta:editing-cycles>
    <meta:creation-date>2016-05-19T10:49:00</meta:creation-date>
    <dc:date>2020-03-23T14:54:36.343384483</dc:date>
    <meta:editing-duration>PT2H31M24S</meta:editing-duration>
    <meta:generator>LibreOffice/6.3.5.2$Linux_X86_64 LibreOffice_project/30$Build-2</meta:generator>
    <meta:document-statistic meta:table-count="0" meta:image-count="0" meta:object-count="0" meta:page-count="5" meta:paragraph-count="71" meta:word-count="458" meta:character-count="2800" meta:non-whitespace-character-count="24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